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e matin, nous avons discuté autour de notre projet, afin de définir le chef de projet, et d'essayer de visualiser le travail à effectuer.</text:p>
      <text:p text:style-name="Normal">Dans ce projet, nous avons réalisé des<text:s/>croquis pour les différentes pages de l'application mobile, bien qu'il en reste certaines pages à définir.</text:p>
      <text:p text:style-name="Normal">Cette après midi, nous avons installé Android Visual Studio, regardé et essayé d'appliquer des tutos pour GitHub &amp; C#.</text:p>
      <text:p text:style-name="Normal"/>
      <text:p text:style-name="Normal">Etienne Theurio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tienne Theuriot</meta:initial-creator>
    <dc:creator>Etienne Theuriot</dc:creator>
    <meta:creation-date>2015-10-28T15:05:00Z</meta:creation-date>
    <dc:date>2015-10-28T15:09:00Z</dc:date>
    <meta:template xlink:href="Normal" xlink:type="simple"/>
    <meta:editing-cycles>2</meta:editing-cycles>
    <meta:editing-duration>PT120S</meta:editing-duration>
    <meta:document-statistic meta:page-count="1" meta:paragraph-count="1" meta:word-count="64" meta:character-count="421" meta:row-count="2" meta:non-whitespace-character-count="358"/>
  </office:meta>
</office:document-meta>
</file>